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mobile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desktop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768" calcext:value-type="float">
            <text:p>768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dy/dx</text:p>
          </table:table-cell>
          <table:table-cell table:number-columns-repeated="2"/>
          <table:table-cell table:formula="of:=([.D4]-[.C4])/([.D2]-[.C2])" office:value-type="float" office:value="0.0559796437659033" calcext:value-type="float">
            <text:p>0.055979643765903</text:p>
          </table:table-cell>
          <table:table-cell table:formula="of:=([.E4]-[.D4])/([.E2]-[.D2])" office:value-type="float" office:value="0.00595238095238095" calcext:value-type="float">
            <text:p>0.005952380952381</text:p>
          </table:table-cell>
        </table:table-row>
        <table:table-row table:style-name="ro1">
          <table:table-cell office:value-type="string" calcext:value-type="string">
            <text:p>h1 </text:p>
          </table:table-cell>
          <table:table-cell office:value-type="string" calcext:value-type="string">
            <text:p>Font-size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string" calcext:value-type="string">
            <text:p>em</text:p>
          </table:table-cell>
          <table:table-cell table:formula="of:=[.C4]/18" office:value-type="float" office:value="1.44444444444444" calcext:value-type="float">
            <text:p>1.44444444444444</text:p>
          </table:table-cell>
          <table:table-cell table:formula="of:=[.D4]/18" office:value-type="float" office:value="2.66666666666667" calcext:value-type="float">
            <text:p>2.66666666666667</text:p>
          </table:table-cell>
          <table:table-cell table:formula="of:=[.E4]/18" office:value-type="float" office:value="2.88888888888889" calcext:value-type="float">
            <text:p>2.8888888888888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Font-siz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Line-height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p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 font siz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12:24:00.356959844</meta:creation-date>
    <dc:date>2021-02-11T12:59:26.736150446</dc:date>
    <meta:editing-duration>PT13M26S</meta:editing-duration>
    <meta:editing-cycles>1</meta:editing-cycles>
    <meta:document-statistic meta:table-count="1" meta:cell-count="31" meta:object-count="0"/>
    <meta:generator>LibreOffice/6.4.6.2$Linux_X86_64 LibreOffice_project/40$Build-2</meta:generator>
  </office:meta>
</office:document-meta>
</file>